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umita Arora Questions</text:p>
      <text:p text:style-name="Standard"/>
      <text:p text:style-name="Standard">Q 1. Write a program that reads a text file and creates another file that is identical except that every sequence of consecutive blank spaces is replaced by a single space.</text:p>
      <text:p text:style-name="Standard"/>
      <text:p text:style-name="Standard"/>
      <text:p text:style-name="Standard">Q2. A file sports.dat contains information in following format :</text:p>
      <text:p text:style-name="Standard">Event ~ Participant</text:p>
      <text:p text:style-name="Standard">Write a function that would read contents from file sports.dat and creates a file named Atheletic.dat copying only those records from sports.dat where the event name is " Atheletics ".</text:p>
      <text:p text:style-name="Standard"/>
      <text:p text:style-name="Standard"/>
      <text:p text:style-name="Standard">Q3. A file contains a list of telephone numbers in the following form:</text:p>
      <text:p text:style-name="Standard">Arvind 7258031</text:p>
      <text:p text:style-name="Standard">Sachin 7259197 .</text:p>
      <text:p text:style-name="Standard">The names contain only one word the names and telephone numbers are separated by white spaces Write program to read a file and display its contents in two columns.</text:p>
      <text:p text:style-name="Standard"/>
      <text:p text:style-name="Standard"/>
      <text:p text:style-name="Standard">Q4. Write a program to count the words "to" and "the" present in a text file "Poem.txt".</text:p>
      <text:p text:style-name="Standard"/>
      <text:p text:style-name="Standard"/>
      <text:p text:style-name="Standard">Q5. Write a function AMCount() in Python, which should read each character of a text file STORY.TXT, should count and display the occurrence of alphabets A and M (including small cases a and m too).</text:p>
      <text:p text:style-name="Standard"/>
      <text:p text:style-name="Standard"/>
      <text:p text:style-name="Standard">Q6. Write a program to count the number of upper- case alphabets present in a text file "Article.txt".</text:p>
      <text:p text:style-name="Standard"/>
      <text:p text:style-name="Standard"/>
      <text:p text:style-name="Standard">Q7. Write a program that copies one file to another. Have the program read the file names from user ?</text:p>
      <text:p text:style-name="Standard"/>
      <text:p text:style-name="Standard"/>
      <text:p text:style-name="Standard">Q8. Write a program that appends the contents of one file to another. Have the program take the filenames from the user.</text:p>
      <text:p text:style-name="Standard"/>
      <text:p text:style-name="Standard"/>
      <text:p text:style-name="Standard">Q9. Write a method/function DISPLAYWORDS() in python to read lines from a text file STORY.TXT, and display those words, which are less than 4 characters.</text:p>
      <text:p text:style-name="Standard"/>
      <text:p text:style-name="Standard"/>
      <text:p text:style-name="Standard">Q10. Write a program that reads characters from the keyboard one by one. All lower case characters get stored inside the file LOWER, all upper case characters get stored inside the file UPPER and all other characters get stored inside file OTHERS.</text:p>
      <text:p text:style-name="Standard"/>
      <text:p text:style-name="Standard"/>
      <text:p text:style-name="Standard">Q11. Write a function in Python to count and display the number of lines starting with alphabet 'A' present in a text file " LINES.TXT". e.g., the file "LINES.TXT" contains the following lines:</text:p>
      <text:p text:style-name="Standard">A boy is playing there.</text:p>
      <text:p text:style-name="Standard">There is a playground.</text:p>
      <text:p text:style-name="Standard"><text:soft-page-break/>An aeroplane is in the sky.</text:p>
      <text:p text:style-name="Standard">Alphabets &amp; numbers are allowed in password.</text:p>
      <text:p text:style-name="Standard">The function should display the output as 3.</text:p>
      <text:p text:style-name="Standard"/>
      <text:p text:style-name="Standard"/>
      <text:p text:style-name="Standard">Q12. Write a program that counts the number of characters up to the first $ in a text file.</text:p>
      <text:p text:style-name="Standard"/>
      <text:p text:style-name="Standard"/>
      <text:p text:style-name="Standard">Q13. Write a program that will create an object called filout for writing, associate it with the filename STRS.txt. The code should keep on writing strings to it as long as the user wants.</text:p>
      <text:p text:style-name="Standard"/>
      <text:p text:style-name="Standard"/>
      <text:p text:style-name="Standard">Q14. Consider the following definition of dictionary Member, write a method in python to write the content in a pickled file member.dat.</text:p>
      <text:p text:style-name="Standard"/>
      <text:p text:style-name="Standard">Member = {'MemberNo.': _____, 'Name': _____}</text:p>
      <text:p text:style-name="Standard"/>
      <text:p text:style-name="Standard"/>
      <text:p text:style-name="Standard">Q15. Consider the following definition of dictionary Staff, write a method in python to search and display the content in a pickled file staff.dat, where Staffcode key of the dictionary is matching with 'S0105'.</text:p>
      <text:p text:style-name="Standard"/>
      <text:p text:style-name="Standard">Staff = {‘Staff Code': _____, 'Name' = _____}</text:p>
      <text:p text:style-name="Standard"/>
      <text:p text:style-name="Standard"/>
      <text:p text:style-name="Standard">Q16. Considering the following definition of dictionary COMPANY, write a method in Python to search and display the content in a pickled file COMPANY.DAT, where CompID key of the dictionary is matching with the value '1005'.</text:p>
      <text:p text:style-name="Standard"/>
      <text:p text:style-name="Standard">Company = {'CompID' = ____, 'CName' = ____, ‘Turnover’ = ____}</text:p>
      <text:p text:style-name="Standard"/>
      <text:p text:style-name="Standard"/>
      <text:p text:style-name="Standard">Q17. Write a function in to search and display details of all trains, whose destination is Delhi from a binary file TRAIN.DAT. Assuming the binary file is containing the objects of the following dictionary type:</text:p>
      <text:p text:style-name="Standard"/>
      <text:p text:style-name="Standard">Train = { 'Tno': ___, ‘From’: ____, 'To' : ____}</text:p>
      <text:p text:style-name="Standard"/>
      <text:p text:style-name="Standard"/>
      <text:p text:style-name="Standard">Q18. A binary file "Book.dat" has structure [BookNo, Book Name, Author, Price].</text:p>
      <text:p text:style-name="Standard"/>
      <text:p text:style-name="Standard">(i) Write a user defined function CreateFile() to input data for a record and add to Book.dat.</text:p>
      <text:p text:style-name="Standard"/>
      <text:p text:style-name="Standard">(i) Write a function CountRec(Author) in Python which accepts the Author name as parameter and count and return number of books by the given Author are stored in the binary file "Book.dat".</text:p>
      <text:p text:style-name="Standard"/>
      <text:p text:style-name="Standard"/>
      <text:p text:style-name="Standard">Q19. Write a function Show_words() in python to read the content of a text file ‘NOTES.TXT’ and display only such lines of the file which have exactly 5 words in them.</text:p>
      <text:p text:style-name="Standard"/>
      <text:p text:style-name="Standard"/>
      <text:p text:style-name="Standard">Q20. Write a Python program to read a given CSV file having tab delimiter.</text:p>
      <text:p text:style-name="Standard"><text:soft-page-break/></text:p>
      <text:p text:style-name="Standard"/>
      <text:p text:style-name="Standard">Q21. Write a Python program to write a nested Python list to a csv file in one go. After writing the CSV read the CSV file and display the content.</text:p>
      <text:p text:style-name="Standard"/>
      <text:p text:style-name="Standard"/>
      <text:p text:style-name="Standard">Q22. Write a function that reads a csv file and creates another csv file with the same content, but with a different delimiter.</text:p>
      <text:p text:style-name="Standard"/>
      <text:p text:style-name="Standard"/>
      <text:p text:style-name="Standard">Q23. Write a function that reads a csv file and creates another csv file with the same content except the lines beginning with 'check'.</text:p>
      <text:p text:style-name="Standard"/>
      <text:p text:style-name="Standard"/>
      <text:p text:style-name="Standard"/>
      <text:p text:style-name="Standard">Day 1</text:p>
      <text:p text:style-name="Standard"><text:s text:c="4"/>1. Python program to write data to file</text:p>
      <text:p text:style-name="Standard"><text:s text:c="4"/>2. Python program to create a new file in another directory</text:p>
      <text:p text:style-name="Standard"><text:s text:c="4"/>3. Append content to a file in Python</text:p>
      <text:p text:style-name="Standard"><text:s text:c="4"/>4. Read contents of the file using readline() method in Python</text:p>
      <text:p text:style-name="Standard"><text:s text:c="4"/>5. Read contents of a file using readline() method and manipulating it in Python</text:p>
      <text:p text:style-name="Standard"><text:s text:c="4"/>6. Read contents of the file using readlines() method in Python</text:p>
      <text:p text:style-name="Standard"><text:s text:c="4"/>7. Check if the record is present in the file using its id in Python</text:p>
      <text:p text:style-name="Standard"><text:s text:c="4"/>8. Copy contents from one file to another file in Python</text:p>
      <text:p text:style-name="Standard"><text:s text:c="4"/>9. Copy odd lines of one file to another file in Python</text:p>
      <text:p text:style-name="Standard"><text:s text:c="4"/>10. Count the total number of uppercase characters in a file in Python</text:p>
      <text:p text:style-name="Standard"><text:s text:c="4"/>11. Python program to count total number of uppercase and lowercase characters in file</text:p>
      <text:p text:style-name="Standard"><text:s text:c="4"/>12. Setting file offsets in Python</text:p>
      <text:p text:style-name="Standard"><text:s text:c="4"/>13. Read a program from another file in Python</text:p>
      <text:p text:style-name="Standard"><text:s text:c="4"/>14. Python program to delay printing of lines from a file using sleep function</text:p>
      <text:p text:style-name="Standard"><text:s text:c="4"/>15. Python program to count the number of lines in a file</text:p>
      <text:p text:style-name="Standard"><text:s text:c="4"/>16. Python program to read first N character from each line</text:p>
      <text:p text:style-name="Standard"><text:s text:c="4"/>17. Python program to read data from file and extract record data from it</text:p>
      <text:p text:style-name="Standard"><text:s text:c="4"/>18. Python program to check a file's status in file Handling</text:p>
      <text:p text:style-name="Standard"><text:s text:c="4"/>19. Python program to read character till a count</text:p>
      <text:p text:style-name="Standard"><text:s text:c="4"/>20. Python program to delete a file</text:p>
      <text:p text:style-name="Standard"/>
      <text:p text:style-name="Standard">Day -2</text:p>
      <text:p text:style-name="Standard"/>
      <text:p text:style-name="Standard">Python program to read file word by word</text:p>
      <text:p text:style-name="Standard"><text:s text:c="4"/>2. Python program to read character by character from a file</text:p>
      <text:p text:style-name="Standard"><text:s text:c="4"/>3. Python – Get number of characters, words, spaces and lines in a file</text:p>
      <text:p text:style-name="Standard"><text:s text:c="4"/>4. Python program to Count the Number of occurrences of a key-value pair in a text file</text:p>
      <text:p text:style-name="Standard"><text:s text:c="4"/>5. Python | Finding ‘n’ Character Words in a Text File</text:p>
      <text:p text:style-name="Standard"><text:s text:c="4"/>6. Python Program to obtain the line number in which given word is present</text:p>
      <text:p text:style-name="Standard"><text:s text:c="4"/>7. Count number of lines in a text file in Python</text:p>
      <text:p text:style-name="Standard"><text:s text:c="4"/>8. Python Program to remove lines starting with any prefix</text:p>
      <text:p text:style-name="Standard"><text:s text:c="4"/>9. Python Program to Eliminate repeated lines from a file</text:p>
      <text:p text:style-name="Standard"><text:s text:c="4"/>10. Python Program to read List of Dictionaries from File</text:p>
      <text:p text:style-name="Standard"><text:s text:c="4"/>11. Python – Append content of one text file to another</text:p>
      <text:p text:style-name="Standard"><text:s text:c="4"/>12. Python program to copy odd lines of one file to other</text:p>
      <text:p text:style-name="Standard"><text:s text:c="4"/>13. Python Program to merge two files into a third file</text:p>
      <text:p text:style-name="Standard"><text:soft-page-break/><text:s text:c="4"/>14. Python program to Reverse a single line of a text file</text:p>
      <text:p text:style-name="Standard"><text:s text:c="4"/>15. Python program to reverse the content of a file and store it in another file</text:p>
      <text:p text:style-name="Standard"><text:s text:c="4"/>16. Python Program to Reverse the Content of a File using Stack</text:p>
      <text:p text:style-name="Standard"/>
      <text:p text:style-name="Standard"/>
      <text:p text:style-name="Standard">Day 3</text:p>
      <text:p text:style-name="Standard"/>
      <text:p text:style-name="Standard">1. Write a python program to create a new text file and write some text into it.</text:p>
      <text:p text:style-name="Standard"/>
      <text:p text:style-name="Standard">2. Write a python program to open an existing text file and display its contents on the console.</text:p>
      <text:p text:style-name="Standard"/>
      <text:p text:style-name="Standard">3. Write a python program to count the number of lines in a text file.</text:p>
      <text:p text:style-name="Standard"/>
      <text:p text:style-name="Standard">4. Write a python program to count the number of words in a text file.</text:p>
      <text:p text:style-name="Standard"/>
      <text:p text:style-name="Standard">5. Write a python program to copy the contents of one text file to another.</text:p>
      <text:p text:style-name="Standard"/>
      <text:p text:style-name="Standard">6. Write a python program to find and replace a specific word in a text file.</text:p>
      <text:p text:style-name="Standard"/>
      <text:p text:style-name="Standard">7. Write a python program to append new data to an existing text file.</text:p>
      <text:p text:style-name="Standard"/>
      <text:p text:style-name="Standard">8. Write a python program to sort the lines of a text file in alphabetical order.</text:p>
      <text:p text:style-name="Standard"/>
      <text:p text:style-name="Standard">9. Write a python program to merge multiple text files into a single file.</text:p>
      <text:p text:style-name="Standard"/>
      <text:p text:style-name="Standard">10. Write a python program to split a large text file into smaller files of equal size.</text:p>
      <text:p text:style-name="Standard"/>
      <text:p text:style-name="Standard"/>
      <text:p text:style-name="Standard">Q1. Consider the file “SarojiniPoem.txt”</text:p>
      <text:p text:style-name="Standard">Autumn Song</text:p>
      <text:p text:style-name="Standard">Like a joy on the heart of a sorrow,</text:p>
      <text:p text:style-name="Standard">The sunset hangs on a cloud; </text:p>
      <text:p text:style-name="Standard">A golden storm of glittering sheaves, </text:p>
      <text:p text:style-name="Standard">Of fair and frail and fluttering leaves, </text:p>
      <text:p text:style-name="Standard">The wild wind blows in a cloud. </text:p>
      <text:p text:style-name="Standard"/>
      <text:p text:style-name="Standard">Hark to a voice that is calling </text:p>
      <text:p text:style-name="Standard">To my heart in the voice of the wind: </text:p>
      <text:p text:style-name="Standard">My heart is weary and sad and alone, </text:p>
      <text:p text:style-name="Standard">For its dreams like the fluttering leaves have gone, </text:p>
      <text:p text:style-name="Standard">And why should I stay behind? </text:p>
      <text:p text:style-name="Standard"/>
      <text:p text:style-name="Standard">Sarojini Naidu</text:p>
      <text:p text:style-name="Standard">Based on the above file, answer the following question:</text:p>
      <text:p text:style-name="Standard">(a) What would be the output of following code? </text:p>
      <text:p text:style-name="Standard">file = open ("sarojiniPoem.txt","r")</text:p>
      <text:p text:style-name="Standard">text = file.readlines()</text:p>
      <text:p text:style-name="Standard">file.close()</text:p>
      <text:p text:style-name="Standard">for line in text  :</text:p>
      <text:p text:style-name="Standard">    print (line , end = ' ' )</text:p>
      <text:p text:style-name="Standard">print ( )</text:p>
      <text:p text:style-name="Standard">(b) Modify the program so that the lines are printed in reverse order.</text:p>
      <text:p text:style-name="Standard"><text:soft-page-break/>(c) Modify the code so as to output to another file instead of the screen. Let your script overwrite the output file. </text:p>
      <text:p text:style-name="Standard">(d)Change the script of part (c) that it append output to an existing file.</text:p>
      <text:p text:style-name="Standard">(e) Modify the program so that each line is printed with a line number at beginning.</text:p>
      <text:p text:style-name="Standard">Q2. Write a program to print following type of statics for the given file:</text:p>
      <text:p text:style-name="Standard">16824 line in the file </text:p>
      <text:p text:style-name="Standard">    438 empty lines</text:p>
      <text:p text:style-name="Standard">   53.7 average characters per line </text:p>
      <text:p text:style-name="Standard">   65.9 average characters per non – empty line </text:p>
      <text:p text:style-name="Standard">Q3. Write a program that asks a new user about userid and password and then appends it to file “security. txt” provided the give userid does not exist in the file . If it does, then display error message “User id already exist”and prompt the user to re-enter the userid. Also, make sure that the password is a least 8 characters long with at least a digit and a special character out of “$, @and %” in it.</text:p>
      <text:p text:style-name="Standard">Q4. Given a file 'mine.txt' as shown below:</text:p>
      <text:p text:style-name="Standard">    I am Line 1</text:p>
      <text:p text:style-name="Standard">    I am Line 3</text:p>
      <text:p text:style-name="Standard">What would be the output of the following code?</text:p>
      <text:p text:style-name="Standard">print (file("mine.txt").readlines())</text:p>
      <text:p text:style-name="Standard">Q5. Write a program that prompt the user for a file name and then read and prints the contents of the requested file in the upper case.</text:p>
      <text:p text:style-name="Standard">Q6. Write a program that reads a text file and then create a new file where each character‘s case is inverted.</text:p>
      <text:p text:style-name="Standard">Q7. Create a file phonebook.det that stores the details in following format:</text:p>
      <text:p text:style-name="Standard">Name Phone</text:p>
      <text:p text:style-name="Standard">Jiving 8666000</text:p>
      <text:p text:style-name="Standard">Kriti 1010101</text:p>
      <text:p text:style-name="Standard">:</text:p>
      <text:p text:style-name="Standard">Obtain the details from the user.</text:p>
      <text:p text:style-name="Standard">Q8. Write a program to append more details to file “phonebook.det”.</text:p>
      <text:p text:style-name="Standard">Q9. Write a program to edit the phone number of “Arvind” infile “phonebook.det”. If there is no record for “Arvind”, report error.</text:p>
      <text:p text:style-name="Standard">Q10. Write a Python program to create a binary file Items.dat to store Item details of some items as per {itemno, name, price, category}.</text:p>
      <text:p text:style-name="Standard">Q11. Write a program to append some records to the binary file Items.dat, created in the previous program.</text:p>
      <text:p text:style-name="Standard">Q12. Write a Python program to modify the price of an item in the binary file Items.dat created data. Get the itemno of the item to be modified from the user.</text:p>
      <text:p text:style-name="Standard">Q13. Write a Python program to create a binary file Itemnew.dat storing all the item details of binary file Items.dat except for the item whose itemno is obtained from the user, e.g., if user gives Itemno as 1005, then Itemnew.dat should store all 'items' details of Items.dat except item 1005.</text:p>
      <text:p text:style-name="Standard">Q14. Write a Python program to get 10 items' details (itemno, name, price, category) from the user and create a CSV file (Items.csv).</text:p>
      <text:p text:style-name="Standard">Q15. Write a Python program to create a csv file (Itemnew.csv) same as the previous program, but with a delimiter character as pipe (|)</text:p>
      <text:p text:style-name="Standard">Q16. Write a program to read a file Itemnew.csv and search for an item whose itemno is obtained from the user, as the keyboard input.</text:p>
      <text:p text:style-name="Standard"/>
      <text:p text:style-name="Standard"/>
      <text:p text:style-name="Standard"/>
      <text:p text:style-name="Standard"/>
      <text:p text:style-name="Standard"/>
      <text:p text:style-name="Standard"><text:soft-page-break/></text:p>
      <text:p text:style-name="Standard"/>
      <text:p text:style-name="Standard"/>
      <text:p text:style-name="Standard">Q17. Write a program to read from a file Items.csv</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8T13:43:52.262674793</meta:creation-date>
    <meta:print-date>2024-06-18T13:47:15.468326713</meta:print-date>
    <meta:printed-by>PDF files</meta:printed-by>
    <dc:date>2024-06-18T20:59:29.242309837</dc:date>
    <meta:editing-duration>PT7H5M25S</meta:editing-duration>
    <meta:editing-cycles>1</meta:editing-cycles>
    <meta:document-statistic meta:table-count="0" meta:image-count="0" meta:object-count="0" meta:page-count="6" meta:paragraph-count="143" meta:word-count="1976" meta:character-count="10940" meta:non-whitespace-character-count="8927"/>
    <meta:generator>LibreOffice/24.2.3.2$Linux_X86_64 LibreOffice_project/420$Build-2</meta:generator>
  </office:meta>
</office:document-meta>
</file>